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e0e0" draw:fill="solid" draw:fill-color="#f5f5f5" draw:textarea-horizontal-align="justify" draw:textarea-vertical-align="top" draw:auto-grow-height="false" fo:min-height="6.216cm" fo:min-width="5.966cm"/>
      <style:paragraph-properties style:writing-mode="lr-tb"/>
    </style:style>
    <style:style style:name="gr2" style:family="graphic" style:parent-style-name="standard">
      <style:graphic-properties draw:stroke="solid" svg:stroke-color="#9fa8da" draw:fill="gradient" draw:fill-color="#ffffff" draw:fill-gradient-name="Gradient_20_3" draw:gradient-step-count="0" draw:textarea-vertical-align="middle" fo:min-height="0.639cm"/>
      <style:paragraph-properties style:writing-mode="lr-tb"/>
    </style:style>
    <style:style style:name="gr3" style:family="graphic" style:parent-style-name="standard">
      <style:graphic-properties svg:stroke-color="#e0e0e0" draw:fill="solid" draw:fill-color="#f5f5f5" draw:textarea-horizontal-align="justify" draw:textarea-vertical-align="bottom" draw:auto-grow-height="false" fo:min-height="6.216cm" fo:min-width="5.966cm"/>
      <style:paragraph-properties style:writing-mode="lr-tb"/>
    </style:style>
    <style:style style:name="gr4" style:family="graphic" style:parent-style-name="standard">
      <style:graphic-properties svg:stroke-width="0.053cm" svg:stroke-color="#9fa8da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color="#a5d6a7" draw:fill="gradient" draw:fill-color="#ffffff" draw:fill-gradient-name="Gradient_20_13" draw:gradient-step-count="0" draw:textarea-vertical-align="middle" fo:min-height="0.949cm"/>
      <style:paragraph-properties style:writing-mode="lr-tb"/>
    </style:style>
    <style:style style:name="gr6" style:family="graphic" style:parent-style-name="standard">
      <style:graphic-properties svg:stroke-width="0.053cm" svg:stroke-color="#bdbdbd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color="#90caf9" draw:fill="gradient" draw:fill-color="#ffffff" draw:fill-gradient-name="Gradient_20_15" draw:gradient-step-count="0" draw:textarea-vertical-align="middle" fo:min-height="0.949cm"/>
      <style:paragraph-properties style:writing-mode="lr-tb"/>
    </style:style>
    <style:style style:name="gr8" style:family="graphic" style:parent-style-name="standard">
      <style:graphic-properties draw:stroke="solid" svg:stroke-color="#d4e157" draw:fill="gradient" draw:fill-color="#ffffff" draw:fill-gradient-name="Gradient_20_18" draw:gradient-step-count="0" draw:textarea-vertical-align="middle" fo:min-height="0.949cm"/>
      <style:paragraph-properties style:writing-mode="lr-tb"/>
    </style:style>
    <style:style style:name="gr9" style:family="graphic" style:parent-style-name="standard">
      <style:graphic-properties draw:stroke="solid" svg:stroke-color="#ef9a9a" draw:fill="gradient" draw:fill-color="#ffffff" draw:fill-gradient-name="Gradient_20_20" draw:gradient-step-count="0" draw:textarea-vertical-align="middle" fo:min-height="0.949cm"/>
      <style:paragraph-properties style:writing-mode="lr-tb"/>
    </style:style>
    <style:style style:name="gr10" style:family="graphic" style:parent-style-name="standard">
      <style:graphic-properties draw:stroke="solid" svg:stroke-color="#80deea" draw:fill="gradient" draw:fill-color="#ffffff" draw:fill-gradient-name="Gradient_20_22" draw:gradient-step-count="0" draw:textarea-vertical-align="middle" fo:min-height="0.949cm"/>
      <style:paragraph-properties style:writing-mode="lr-tb"/>
    </style:style>
    <style:style style:name="gr11" style:family="graphic" style:parent-style-name="standard">
      <style:graphic-properties svg:stroke-width="0.053cm" svg:stroke-color="#26c6da" draw:marker-start-width="0.279cm" draw:marker-end="Arrow" draw:marker-end-width="0.279cm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f5f5f5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_20_3" draw:gradient-step-count="0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gradient" draw:fill-color="#ffffff" draw:fill-gradient-name="Gradient_20_13" draw:gradient-step-count="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gradient" draw:fill-color="#ffffff" draw:fill-gradient-name="Gradient_20_15" draw:gradient-step-count="0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gradient" draw:fill-color="#ffffff" draw:fill-gradient-name="Gradient_20_18" draw:gradient-step-count="0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gradient" draw:fill-color="#ffffff" draw:fill-gradient-name="Gradient_20_20" draw:gradient-step-count="0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gradient" draw:fill-color="#ffffff" draw:fill-gradient-name="Gradient_20_22" draw:gradient-step-count="0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9.144cm" svg:height="9.144cm" svg:x="8.714cm" svg:y="2.397cm">
          <text:p text:style-name="P1"><text:span text:style-name="T1">eu-wes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" draw:id="id3" draw:layer="layout" svg:width="3.302cm" svg:height="0.889cm" svg:x="13.54cm" svg:y="8.62cm">
          <draw:text-box draw:corner-radius="0.152cm">
            <text:p text:style-name="P3"><text:span text:style-name="T2">vpn-ireland</text:span></text:p>
          </draw:text-box>
        </draw:frame>
        <draw:custom-shape draw:style-name="gr1" draw:text-style-name="P2" xml:id="id7" draw:id="id7" draw:layer="layout" svg:width="9.144cm" svg:height="9.144cm" svg:x="19.161cm" svg:y="2.397cm">
          <text:p text:style-name="P1"><text:span text:style-name="T1">eu-central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9.144cm" svg:height="9.144cm" svg:x="19.161cm" svg:y="12.938cm">
          <text:p text:style-name="P1"><text:span text:style-name="T1">ap-southeas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9.144cm" svg:height="9.144cm" svg:x="8.714cm" svg:y="12.939cm">
          <text:p text:style-name="P1"><text:span text:style-name="T1">us-wes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" draw:id="id1" draw:layer="layout" svg:width="3.302cm" svg:height="0.889cm" svg:x="20.144cm" svg:y="8.621cm">
          <draw:text-box draw:corner-radius="0.152cm">
            <text:p text:style-name="P3"><text:span text:style-name="T2">vpn-frankfurt</text:span></text:p>
          </draw:text-box>
        </draw:frame>
        <draw:frame draw:style-name="gr2" draw:text-style-name="P4" xml:id="id4" draw:id="id4" draw:layer="layout" svg:width="3.302cm" svg:height="0.889cm" svg:x="13.54cm" svg:y="14.843cm">
          <draw:text-box draw:corner-radius="0.152cm">
            <text:p text:style-name="P3"><text:span text:style-name="T2">vpn-california</text:span></text:p>
          </draw:text-box>
        </draw:frame>
        <draw:frame draw:style-name="gr2" draw:text-style-name="P4" xml:id="id2" draw:id="id2" draw:layer="layout" svg:width="3.302cm" svg:height="0.889cm" svg:x="20.144cm" svg:y="14.843cm">
          <draw:text-box draw:corner-radius="0.152cm">
            <text:p text:style-name="P3"><text:span text:style-name="T2">vpn-singapore</text:span></text:p>
          </draw:text-box>
        </draw:frame>
        <draw:connector draw:style-name="gr4" draw:text-style-name="P3" draw:layer="layout" svg:x1="21.795cm" svg:y1="9.51cm" svg:x2="21.795cm" svg:y2="14.843cm" draw:start-shape="id1" draw:start-glue-point="2" draw:end-shape="id2" draw:end-glue-point="0" svg:d="M21795 9510v5333" svg:viewBox="0 0 1 5334">
          <text:p/>
        </draw:connector>
        <draw:connector draw:style-name="gr4" draw:text-style-name="P3" draw:layer="layout" svg:x1="15.191cm" svg:y1="9.509cm" svg:x2="15.191cm" svg:y2="14.843cm" draw:start-shape="id3" draw:start-glue-point="2" draw:end-shape="id4" draw:end-glue-point="0" svg:d="M15191 9509v5334" svg:viewBox="0 0 1 5335">
          <text:p/>
        </draw:connector>
        <draw:connector draw:style-name="gr4" draw:text-style-name="P3" draw:layer="layout" svg:x1="16.842cm" svg:y1="9.064cm" svg:x2="20.144cm" svg:y2="9.065cm" draw:start-shape="id3" draw:start-glue-point="1" draw:end-shape="id1" draw:end-glue-point="3" svg:d="M16842 9064h1651v1h1651" svg:viewBox="0 0 3303 2">
          <text:p/>
        </draw:connector>
        <draw:connector draw:style-name="gr4" draw:text-style-name="P3" draw:layer="layout" svg:x1="20.144cm" svg:y1="15.287cm" svg:x2="16.842cm" svg:y2="15.287cm" draw:start-shape="id2" draw:start-glue-point="3" draw:end-shape="id4" draw:end-glue-point="1" svg:d="M20144 15287h-3302" svg:viewBox="0 0 3303 1">
          <text:p/>
        </draw:connector>
        <draw:connector draw:style-name="gr4" draw:text-style-name="P3" draw:layer="layout" draw:type="line" svg:x1="21.795cm" svg:y1="14.843cm" svg:x2="15.191cm" svg:y2="9.509cm" draw:start-shape="id2" draw:start-glue-point="0" draw:end-shape="id3" draw:end-glue-point="2" svg:d="M21795 14843l-6604-5334" svg:viewBox="0 0 6605 5335">
          <text:p/>
        </draw:connector>
        <draw:connector draw:style-name="gr4" draw:text-style-name="P3" draw:layer="layout" draw:type="line" svg:x1="21.795cm" svg:y1="9.51cm" svg:x2="15.191cm" svg:y2="14.843cm" draw:start-shape="id1" draw:start-glue-point="2" draw:end-shape="id4" draw:end-glue-point="0" svg:d="M21795 9510l-6604 5333" svg:viewBox="0 0 6605 5334">
          <text:p/>
        </draw:connector>
        <draw:frame draw:style-name="gr5" draw:text-style-name="P5" draw:layer="layout" svg:width="4.572cm" svg:height="1.199cm" svg:x="12.049cm" svg:y="4.937cm">
          <draw:text-box draw:corner-radius="0.152cm">
            <text:p text:style-name="P3"><text:span text:style-name="T2">ireland-server-1</text:span></text:p>
          </draw:text-box>
        </draw:frame>
        <draw:frame draw:style-name="gr5" draw:text-style-name="P5" draw:layer="layout" svg:width="4.572cm" svg:height="1.199cm" svg:x="9.255cm" svg:y="6.77cm">
          <draw:text-box draw:corner-radius="0.152cm">
            <text:p text:style-name="P3"><text:span text:style-name="T2">ireland-server-2</text:span></text:p>
          </draw:text-box>
        </draw:frame>
        <draw:connector draw:style-name="gr6" draw:text-style-name="P3" draw:layer="layout" svg:x1="13.286cm" svg:y1="11.541cm" svg:x2="13.286cm" svg:y2="12.939cm" draw:start-shape="id5" draw:start-glue-point="8" draw:end-shape="id6" draw:end-glue-point="4" svg:d="M13286 11541v1398" svg:viewBox="0 0 1 1399">
          <text:p/>
        </draw:connector>
        <draw:connector draw:style-name="gr6" draw:text-style-name="P3" draw:layer="layout" svg:x1="17.858cm" svg:y1="6.969cm" svg:x2="19.161cm" svg:y2="6.969cm" draw:start-shape="id5" draw:start-glue-point="10" draw:end-shape="id7" draw:end-glue-point="6" svg:d="M17858 6969h1303" svg:viewBox="0 0 1304 1">
          <text:p/>
        </draw:connector>
        <draw:connector draw:style-name="gr6" draw:text-style-name="P3" draw:layer="layout" svg:x1="23.733cm" svg:y1="11.541cm" svg:x2="23.733cm" svg:y2="12.938cm" draw:start-shape="id7" draw:start-glue-point="8" draw:end-shape="id8" draw:end-glue-point="4" svg:d="M23733 11541v1397" svg:viewBox="0 0 1 1398">
          <text:p/>
        </draw:connector>
        <draw:connector draw:style-name="gr6" draw:text-style-name="P3" draw:layer="layout" svg:x1="17.858cm" svg:y1="17.511cm" svg:x2="19.161cm" svg:y2="17.51cm" draw:start-shape="id6" draw:start-glue-point="10" draw:end-shape="id8" draw:end-glue-point="6" svg:d="M17858 17511h652v-1h651" svg:viewBox="0 0 1304 2">
          <text:p/>
        </draw:connector>
        <draw:frame draw:style-name="gr7" draw:text-style-name="P6" draw:layer="layout" svg:width="4.572cm" svg:height="1.199cm" svg:x="21.574cm" svg:y="5.643cm">
          <draw:text-box draw:corner-radius="0.152cm">
            <text:p text:style-name="P3"><text:span text:style-name="T2">germany-server-1</text:span></text:p>
          </draw:text-box>
        </draw:frame>
        <draw:frame draw:style-name="gr8" draw:text-style-name="P7" draw:layer="layout" svg:width="4.572cm" svg:height="1.199cm" svg:x="22.209cm" svg:y="17.073cm">
          <draw:text-box draw:corner-radius="0.152cm">
            <text:p text:style-name="P3"><text:span text:style-name="T2">singapore-server-1</text:span></text:p>
          </draw:text-box>
        </draw:frame>
        <draw:frame draw:style-name="gr9" draw:text-style-name="P8" draw:layer="layout" svg:width="4.572cm" svg:height="1.199cm" svg:x="12.049cm" svg:y="18.216cm">
          <draw:text-box draw:corner-radius="0.152cm">
            <text:p text:style-name="P3"><text:span text:style-name="T2">us-server-1</text:span></text:p>
          </draw:text-box>
        </draw:frame>
        <draw:frame draw:style-name="gr10" draw:text-style-name="P9" xml:id="id9" draw:id="id9" draw:layer="layout" svg:width="4.572cm" svg:height="1.199cm" svg:x="1.889cm" svg:y="7.929cm">
          <draw:text-box draw:corner-radius="0.152cm">
            <text:p text:style-name="P3"><text:span text:style-name="T2">Irish VPN client</text:span></text:p>
          </draw:text-box>
        </draw:frame>
        <draw:connector draw:style-name="gr11" draw:text-style-name="P10" draw:layer="layout" draw:type="line" svg:x1="6.461cm" svg:y1="8.528cm" svg:x2="13.54cm" svg:y2="9.064cm" draw:start-shape="id9" draw:start-glue-point="1" draw:end-shape="id3" draw:end-glue-point="3" svg:d="M6461 8528l7079 536" svg:viewBox="0 0 7080 537">
          <text:p text:style-name="P3"><text:span text:style-name="T2"/></text:p>
        </draw:connector>
        <draw:frame draw:style-name="gr10" draw:text-style-name="P9" xml:id="id10" draw:id="id10" draw:layer="layout" svg:width="4.572cm" svg:height="1.199cm" svg:x="30.591cm" svg:y="5.516cm">
          <draw:text-box draw:corner-radius="0.152cm">
            <text:p text:style-name="P3"><text:span text:style-name="T2">Romanian VPN client</text:span></text:p>
          </draw:text-box>
        </draw:frame>
        <draw:connector draw:style-name="gr11" draw:text-style-name="P10" draw:layer="layout" draw:type="line" svg:x1="30.591cm" svg:y1="6.115cm" svg:x2="23.446cm" svg:y2="9.065cm" draw:start-shape="id10" draw:start-glue-point="3" draw:end-shape="id1" draw:end-glue-point="1" svg:d="M30591 6115l-7145 2950" svg:viewBox="0 0 7146 2951">
          <text:p text:style-name="P3"><text:span text:style-name="T2"/></text:p>
        </draw:connector>
        <draw:frame draw:style-name="gr10" draw:text-style-name="P9" xml:id="id11" draw:id="id11" draw:layer="layout" svg:width="4.572cm" svg:height="1.199cm" svg:x="2.143cm" svg:y="20.431cm">
          <draw:text-box draw:corner-radius="0.152cm">
            <text:p text:style-name="P3"><text:span text:style-name="T2">US VPN client</text:span></text:p>
          </draw:text-box>
        </draw:frame>
        <draw:connector draw:style-name="gr11" draw:text-style-name="P10" draw:layer="layout" draw:type="line" svg:x1="6.715cm" svg:y1="21.03cm" svg:x2="13.54cm" svg:y2="15.287cm" draw:start-shape="id11" draw:start-glue-point="1" draw:end-shape="id4" draw:end-glue-point="3" svg:d="M6715 21030l6825-5743" svg:viewBox="0 0 6826 5744">
          <text:p text:style-name="P3"><text:span text:style-name="T2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e8f5e9" draw:end-color="#c8e6c9" draw:start-intensity="100%" draw:end-intensity="100%" draw:angle="300" draw:border="0%"/>
    <draw:gradient draw:name="Gradient_20_15" draw:display-name="Gradient 15" draw:style="linear" draw:start-color="#e3f2fd" draw:end-color="#bbdefb" draw:start-intensity="100%" draw:end-intensity="100%" draw:angle="300" draw:border="0%"/>
    <draw:gradient draw:name="Gradient_20_18" draw:display-name="Gradient 18" draw:style="linear" draw:start-color="#f9fbe7" draw:end-color="#e6ee9c" draw:start-intensity="100%" draw:end-intensity="100%" draw:angle="300" draw:border="0%"/>
    <draw:gradient draw:name="Gradient_20_20" draw:display-name="Gradient 20" draw:style="linear" draw:start-color="#ffebee" draw:end-color="#ffcdd2" draw:start-intensity="100%" draw:end-intensity="100%" draw:angle="300" draw:border="0%"/>
    <draw:gradient draw:name="Gradient_20_22" draw:display-name="Gradient 22" draw:style="linear" draw:start-color="#e0f7fa" draw:end-color="#b2ebf2" draw:start-intensity="100%" draw:end-intensity="100%" draw:angle="300" draw:border="0%"/>
    <draw:gradient draw:name="Gradient_20_3" draw:display-name="Gradient 3" draw:style="linear" draw:start-color="#e8eaf6" draw:end-color="#c5cae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1:40:33.412564936</meta:creation-date>
    <dc:date>2020-05-31T21:24:03.864015770</dc:date>
    <meta:editing-duration>PT10M41S</meta:editing-duration>
    <meta:editing-cycles>3</meta:editing-cycles>
    <meta:generator>LibreOffice/6.4.4.2$Linux_X86_64 LibreOffice_project/40$Build-2</meta:generator>
    <meta:document-statistic meta:object-count="29"/>
  </office:meta>
</office:document-meta>
</file>